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259A00002F9D00002F9D7EE9EDD832D98AA9.pdf" manifest:media-type="application/pdf"/>
  <manifest:file-entry manifest:full-path="Pictures/10000001000002E3000002E3FF6F44F3D39F0D2C.png" manifest:media-type="image/png"/>
  <manifest:file-entry manifest:full-path="Pictures/10000A0300003F8700002F9D142B6B12C492CDAE.pdf" manifest:media-type="application/pdf"/>
  <manifest:file-entry manifest:full-path="Pictures/10000001000003DA000002E3CF0769C7CC0AAC72.png" manifest:media-type="image/png"/>
  <manifest:file-entry manifest:full-path="Pictures/1000992200003F8700002F9DC878FAA0701DBE05.pdf" manifest:media-type="application/pdf"/>
  <manifest:file-entry manifest:full-path="Pictures/1000091B00003F8700002F9D1DA8AE82BB0DE4AB.pdf" manifest:media-type="application/pdf"/>
  <manifest:file-entry manifest:full-path="Pictures/100097EB00003F8700002F9D3D649FC1A85C8134.pdf" manifest:media-type="application/pdf"/>
  <manifest:file-entry manifest:full-path="Pictures/10000001000002E3000002E32EBBB5DC3A1D18AD.png" manifest:media-type="image/png"/>
  <manifest:file-entry manifest:full-path="Pictures/10000001000003DA000002E3D63C46772898670A.png" manifest:media-type="image/png"/>
  <manifest:file-entry manifest:full-path="Pictures/10000001000003DA000002E31CB5736ECF760E04.png" manifest:media-type="image/png"/>
  <manifest:file-entry manifest:full-path="Pictures/1000990700003F8700002F9D510901AD96FD61A9.pdf" manifest:media-type="application/pdf"/>
  <manifest:file-entry manifest:full-path="Pictures/10000001000003DA000002E3C9653C3138F87D2A.png" manifest:media-type="image/png"/>
  <manifest:file-entry manifest:full-path="Pictures/10000001000003DA000002E3FA1F6F086621F122.png" manifest:media-type="image/png"/>
  <manifest:file-entry manifest:full-path="Pictures/1000250800002F9D00002F9DDBADC14BE5589998.pdf" manifest:media-type="application/pd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8.5cm" svg:height="8.5cm" svg:x="1.5cm" svg:y="7cm">
          <draw:image xlink:href="Pictures/1000259A00002F9D00002F9D7EE9EDD832D98AA9.pdf" xlink:type="simple" xlink:show="embed" xlink:actuate="onLoad" draw:mime-type="application/pdf">
            <text:p/>
          </draw:image>
          <draw:image xlink:href="Pictures/10000001000002E3000002E3FF6F44F3D39F0D2C.png" xlink:type="simple" xlink:show="embed" xlink:actuate="onLoad" draw:mime-type="image/png"/>
        </draw:frame>
        <draw:frame draw:style-name="gr1" draw:text-style-name="P1" draw:layer="layout" svg:width="8.682cm" svg:height="6.507cm" svg:x="1.818cm" svg:y="1cm">
          <draw:image xlink:href="Pictures/1000091B00003F8700002F9D1DA8AE82BB0DE4AB.pdf" xlink:type="simple" xlink:show="embed" xlink:actuate="onLoad" draw:mime-type="application/pdf">
            <text:p/>
          </draw:image>
          <draw:image xlink:href="Pictures/10000001000003DA000002E31CB5736ECF760E04.png" xlink:type="simple" xlink:show="embed" xlink:actuate="onLoad" draw:mime-type="image/png"/>
        </draw:frame>
        <draw:frame draw:style-name="gr1" draw:text-style-name="P1" draw:layer="layout" svg:width="16.262cm" svg:height="12.188cm" svg:x="11.5cm" svg:y="1.819cm">
          <draw:image xlink:href="Pictures/100097EB00003F8700002F9D3D649FC1A85C8134.pdf" xlink:type="simple" xlink:show="embed" xlink:actuate="onLoad" draw:mime-type="application/pdf">
            <text:p/>
          </draw:image>
          <draw:image xlink:href="Pictures/10000001000003DA000002E3D63C46772898670A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6.262cm" svg:height="12.188cm" svg:x="11.5cm" svg:y="2.312cm">
          <draw:image xlink:href="Pictures/1000990700003F8700002F9D510901AD96FD61A9.pdf" xlink:type="simple" xlink:show="embed" xlink:actuate="onLoad" draw:mime-type="application/pdf">
            <text:p/>
          </draw:image>
          <draw:image xlink:href="Pictures/10000001000003DA000002E3C9653C3138F87D2A.png" xlink:type="simple" xlink:show="embed" xlink:actuate="onLoad" draw:mime-type="image/png"/>
        </draw:frame>
        <draw:frame draw:style-name="gr1" draw:text-style-name="P1" draw:layer="layout" svg:width="7.688cm" svg:height="7.688cm" svg:x="1.312cm" svg:y="7.5cm">
          <draw:image xlink:href="Pictures/1000259A00002F9D00002F9D7EE9EDD832D98AA9.pdf" xlink:type="simple" xlink:show="embed" xlink:actuate="onLoad" draw:mime-type="application/pdf">
            <text:p/>
          </draw:image>
          <draw:image xlink:href="Pictures/10000001000002E3000002E3FF6F44F3D39F0D2C.png" xlink:type="simple" xlink:show="embed" xlink:actuate="onLoad" draw:mime-type="image/png"/>
        </draw:frame>
        <draw:frame draw:style-name="gr1" draw:text-style-name="P1" draw:layer="layout" svg:width="9.34cm" svg:height="7cm" svg:x="1cm" svg:y="1cm">
          <draw:image xlink:href="Pictures/10000A0300003F8700002F9D142B6B12C492CDAE.pdf" xlink:type="simple" xlink:show="embed" xlink:actuate="onLoad" draw:mime-type="application/pdf">
            <text:p/>
          </draw:image>
          <draw:image xlink:href="Pictures/10000001000003DA000002E3FA1F6F086621F122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6.262cm" svg:height="12.188cm" svg:x="11.5cm" svg:y="2.312cm">
          <draw:image xlink:href="Pictures/1000992200003F8700002F9DC878FAA0701DBE05.pdf" xlink:type="simple" xlink:show="embed" xlink:actuate="onLoad" draw:mime-type="application/pdf">
            <text:p/>
          </draw:image>
          <draw:image xlink:href="Pictures/10000001000003DA000002E3CF0769C7CC0AAC72.png" xlink:type="simple" xlink:show="embed" xlink:actuate="onLoad" draw:mime-type="image/png"/>
        </draw:frame>
        <draw:frame draw:style-name="gr1" draw:text-style-name="P1" draw:layer="layout" svg:width="8cm" svg:height="8cm" svg:x="1.5cm" svg:y="7.5cm">
          <draw:image xlink:href="Pictures/1000250800002F9D00002F9DDBADC14BE5589998.pdf" xlink:type="simple" xlink:show="embed" xlink:actuate="onLoad" draw:mime-type="application/pdf">
            <text:p/>
          </draw:image>
          <draw:image xlink:href="Pictures/10000001000002E3000002E32EBBB5DC3A1D18AD.png" xlink:type="simple" xlink:show="embed" xlink:actuate="onLoad" draw:mime-type="image/png"/>
        </draw:frame>
        <draw:frame draw:style-name="gr1" draw:text-style-name="P1" draw:layer="layout" svg:width="10.74cm" svg:height="8.049cm" svg:x="0.26cm" svg:y="0cm">
          <draw:image xlink:href="Pictures/10000A0300003F8700002F9D142B6B12C492CDAE.pdf" xlink:type="simple" xlink:show="embed" xlink:actuate="onLoad" draw:mime-type="application/pdf">
            <text:p/>
          </draw:image>
          <draw:image xlink:href="Pictures/10000001000003DA000002E3FA1F6F086621F122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5.595cm" svg:height="11.688cm" svg:x="0cm" svg:y="1.812cm">
          <draw:image xlink:href="Pictures/100097EB00003F8700002F9D3D649FC1A85C8134.pdf" xlink:type="simple" xlink:show="embed" xlink:actuate="onLoad" draw:mime-type="application/pdf">
            <text:p/>
          </draw:image>
          <draw:image xlink:href="Pictures/10000001000003DA000002E3D63C46772898670A.png" xlink:type="simple" xlink:show="embed" xlink:actuate="onLoad" draw:mime-type="image/png"/>
        </draw:frame>
        <draw:frame draw:style-name="gr1" draw:text-style-name="P1" draw:layer="layout" svg:width="14.544cm" svg:height="10.9cm" svg:x="14cm" svg:y="2.5cm">
          <draw:image xlink:href="Pictures/1000990700003F8700002F9D510901AD96FD61A9.pdf" xlink:type="simple" xlink:show="embed" xlink:actuate="onLoad" draw:mime-type="application/pdf">
            <text:p/>
          </draw:image>
          <draw:image xlink:href="Pictures/10000001000003DA000002E3C9653C3138F87D2A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IN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7T16:49:00.281214004</meta:creation-date>
    <dc:date>2023-03-23T20:36:21.629609933</dc:date>
    <meta:editing-duration>PT2H43M28S</meta:editing-duration>
    <meta:editing-cycles>2</meta:editing-cycles>
    <meta:generator>LibreOffice/7.4.6.2$Linux_X86_64 LibreOffice_project/40$Build-2</meta:generator>
    <meta:document-statistic meta:object-count="40"/>
  </office:meta>
</office:document-meta>
</file>